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3.618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co3" style:family="table-column">
      <style:table-column-properties style:column-width="5.065cm" style:use-optimal-column-width="false"/>
    </style:style>
    <style:style style:name="co4" style:family="table-column">
      <style:table-column-properties style:column-width="5.069cm" style:use-optimal-column-width="false"/>
    </style:style>
    <style:style style:name="co5" style:family="table-column">
      <style:table-column-properties style:column-width="9.6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3.333cm"/>
    </style:style>
    <style:style style:name="ro4" style:family="table-row">
      <style:table-row-properties style:row-height="3.33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stes estimados de migrar a AW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Informe para TAJ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untos clave de la migració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Base de datos (de ahora en adelante BBDD)</text:p>
              </text:list-item>
              <text:list-item>
                <text:p>Servidores Web</text:p>
              </text:list-item>
              <text:list-item>
                <text:p>Generación de Informes con Hadoop</text:p>
              </text:list-item>
              <text:list-item>
                <text:p>Sistema de recomendacio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BDD (Instancias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Se estima sobre Aurora MySQL (2 nodos)</text:p>
                <text:p><text:s text:c="4"/>Tipo de máquina elegida:</text:p>
                <text:p><text:s text:c="8"/>db.r5.large (CPU:2 Memory: 16GB Network Performance: up to 10 Gb)</text:p>
                <text:p><text:s text:c="4"/>Instance family: memory optimized</text:p>
                <text:p><text:s text:c="4"/>Pricing model: OnDemand</text:p>
                <text:p><text:s text:c="4"/>Result:</text:p>
                <text:p><text:s text:c="9"/>0.58 USD x 730 hours in a month = 423.40 USD</text:p>
                <text:p><text:s text:c="9"/>Amazon Aurora MySQL Compatible cost (monthly): <text:span text:style-name="T1">423.40 USD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BDD (Almacenamiento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Estimamos sobre una media de 2.000.000 de peticiones I/O</text:p>
                <text:p><text:s text:c="4"/>Unit conversions</text:p>
                <text:p><text:s text:c="8"/>Storage amount: 2 TB x 1024 GB in a TB = 2048 GB</text:p>
                <text:p><text:s text:c="4"/>Pricing calculations</text:p>
                <text:p><text:s text:c="8"/>2,048 GB x 0.10 USD = 204.80 USD (Database Storage Cost)</text:p>
                <text:p><text:s text:c="8"/>2 x 1000000 multiplier for million x 0.0000002 USD = 0.40 USD (I/O Rate Cost)</text:p>
                <text:p><text:s text:c="8"/>204.80 USD + 0.40 USD = 205.20 USD</text:p>
                <text:p><text:s text:c="4"/>Total Storage Cost (monthly): <text:span text:style-name="T1">205.20 USD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BDD (Backup storage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 text:c="4"/>Unit conversions</text:p>
              </text:list-header>
              <text:list-item>
                <text:p><text:s text:c="8"/>Additional backup storage: 2 TB x 1024 GB in a TB = 2048 GB</text:p>
              </text:list-item>
              <text:list-item>
                <text:p><text:s text:c="4"/>Pricing calculations</text:p>
              </text:list-item>
              <text:list-item>
                <text:p><text:s text:c="8"/>2,048 GB x 0.021 USD = 43.01 USD</text:p>
              </text:list-item>
              <text:list-item>
                <text:p><text:s text:c="4"/>Additional backup storage cost (monthly): <text:span text:style-name="T1">43.01 U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BDD (Backtrack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 text:c="4"/>Nos sirve para guardar el estado de la última hora en caso de que haya una caida del sistema.</text:p>
                <text:p><text:s text:c="4"/>Unit conversions</text:p>
                <text:p><text:s text:c="7"/>Average statements: 100 per second * (60 seconds in a minute x 60 minutes in an hour x 730 hours in a month) = 262800000 per month</text:p>
                <text:p><text:s text:c="4"/>Pricing calculations</text:p>
                <text:p><text:s text:c="8"/>262,800,000 average statements x 0.38 change records x 1 hours x 0.000000012 USD = 1.20 USD (Backtrack cost)</text:p>
                <text:p><text:s text:c="4"/>Backtrack cost (monthly): <text:span text:style-name="T1">1.20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BBDD Costes Global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 text:c="4"/>Amazon Aurora MySQL Compatible cost (monthly)</text:p>
                <text:p><text:s text:c="8"/>423.40 USD</text:p>
                <text:p><text:s text:c="4"/>Additional backup storage cost (monthly)</text:p>
                <text:p><text:s text:c="8"/>43.01 USD</text:p>
                <text:p><text:s text:c="4"/>Total Storage Cost (monthly)</text:p>
                <text:p><text:s text:c="8"/>205.20 USD</text:p>
                <text:p><text:s text:c="4"/>Backtrack cost (monthly)</text:p>
                <text:p><text:s text:c="8"/>1.20 USD</text:p>
                <text:p><text:s text:c="4"/><text:span text:style-name="T1">Total monthly cost:</text:span></text:p>
                <text:p><text:span text:style-name="T1"><text:s text:c="8"/></text:span><text:span text:style-name="T1">672.81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ervidores Web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3"/></text:span><text:span text:style-name="T2">Se requiere de dos sistemas:</text:span></text:p>
              </text:list-header>
              <text:list-item>
                <text:p text:style-name="P4"><text:span text:style-name="T2">DNS Amazon Route 53</text:span></text:p>
              </text:list-item>
              <text:list-item>
                <text:p text:style-name="P4"><text:span text:style-name="T2">Amazon Cloud Fro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DNS Amazon Route 53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Tiered price for: 1</text:span></text:p>
                <text:p text:style-name="P4"><text:span text:style-name="T2"><text:s text:c="8"/></text:span><text:span text:style-name="T2">1 x 0.5000000000 USD = 0.50 USD</text:span></text:p>
                <text:p text:style-name="P4"><text:span text:style-name="T2"><text:s text:c="8"/></text:span><text:span text:style-name="T2">Total tier cost = 0.50 USD (Hosted Zone cost)</text:span></text:p>
                <text:p text:style-name="P4"><text:span text:style-name="T2"><text:s text:c="8"/></text:span><text:span text:style-name="T2">1 policy record per month x 50.00 USD = 50.00 USD (Traffic Flow cost)</text:span></text:p>
                <text:p text:style-name="P4"><text:span text:style-name="T2"><text:s text:c="8"/></text:span><text:span text:style-name="T2">5 million queries x 1000000 multiplier for million = 5,000,000.00 billable Geo DNS queries</text:span></text:p>
                <text:p text:style-name="P4"><text:span text:style-name="T2"><text:s text:c="4"/></text:span><text:span text:style-name="T2">Tiered price for: 5000000.00 Geo DNS queries</text:span></text:p>
                <text:p text:style-name="P4"><text:span text:style-name="T2"><text:s text:c="8"/></text:span><text:span text:style-name="T2">5000000 Geo DNS queries x 0.0000007000 USD = 3.50 USD</text:span></text:p>
                <text:p text:style-name="P4"><text:span text:style-name="T2"><text:s text:c="4"/></text:span><text:span text:style-name="T2">Total tier cost = 3.50 USD (Geo DNS queries cost)</text:span></text:p>
                <text:p text:style-name="P4"><text:span text:style-name="T2"><text:s text:c="8"/></text:span><text:span text:style-name="T2">0.50 USD + 50.00 USD + 3.50 USD = 54.00 USD</text:span></text:p>
                <text:p text:style-name="P4"><text:span text:style-name="T2"><text:s text:c="4"/></text:span><text:span text:style-name="T2">Route53 Hosted Zone cost (monthly): </text:span><text:span text:style-name="T1">54.00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DNS Amazon Route 53 Healthchecks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Tiered price for: 5 Basic Checks (AWS)</text:span></text:p>
              </text:list-header>
              <text:list-item>
                <text:p text:style-name="P4"><text:span text:style-name="T2"><text:s text:c="8"/></text:span><text:span text:style-name="T2">5 Basic Checks (AWS) x 0.0000000000 USD = 0.00 USD</text:span></text:p>
              </text:list-item>
              <text:list-item>
                <text:p text:style-name="P4"><text:span text:style-name="T2"><text:s text:c="4"/></text:span><text:span text:style-name="T2">Total tier cost = 0.00 USD (Basic Checks cost (AWS))</text:span></text:p>
              </text:list-item>
              <text:list-item>
                <text:p text:style-name="P4"><text:span text:style-name="T2"><text:s text:c="8"/></text:span><text:span text:style-name="T2">15 Basic Checks (non-AWS) x 0.75 USD = 11.25 USD (Basic Checks cost (non-AWS))</text:span></text:p>
              </text:list-item>
              <text:list-item>
                <text:p text:style-name="P4"><text:span text:style-name="T2"><text:s text:c="8"/></text:span><text:span text:style-name="T2">15 HTTPS Checks (AWS) x 1.00 USD = 15.00 USD (HTTPS Checks cost (AWS))</text:span></text:p>
              </text:list-item>
              <text:list-item>
                <text:p text:style-name="P4"><text:span text:style-name="T2"><text:s text:c="8"/></text:span><text:span text:style-name="T2">15 HTTPS Checks (non-AWS) x 2.00 USD = 30.00 USD (HTTPS Checks cost (non-AWS))</text:span></text:p>
              </text:list-item>
              <text:list-item>
                <text:p text:style-name="P4"><text:span text:style-name="T2"><text:s text:c="8"/></text:span><text:span text:style-name="T2">15 String Matching (AWS) x 1.00 USD = 15.00 USD (String Matching Checks cost (AWS))</text:span></text:p>
              </text:list-item>
              <text:list-item>
                <text:p text:style-name="P4"><text:span text:style-name="T2"><text:s text:c="8"/></text:span><text:span text:style-name="T2">15 String Matching Checks (non-AWS) x 2.00 USD = 30.00 USD (String Matching Checks cost (non-AWS))</text:span></text:p>
              </text:list-item>
              <text:list-item>
                <text:p text:style-name="P4"><text:span text:style-name="T2"><text:s text:c="8"/></text:span><text:span text:style-name="T2">15 Fast Interval (AWS) x 1.00 USD = 15.00 USD (Fast Interval Checks cost (AWS))</text:span></text:p>
              </text:list-item>
              <text:list-item>
                <text:p text:style-name="P4"><text:span text:style-name="T2"><text:s text:c="8"/></text:span><text:span text:style-name="T2">15 Fast Interval Checks (non-AWS) x 2.00 USD = 30.00 USD (Fast Interval Checks cost (non-AWS))</text:span></text:p>
              </text:list-item>
              <text:list-item>
                <text:p text:style-name="P4"><text:span text:style-name="T2"><text:s text:c="8"/></text:span><text:span text:style-name="T2">15 Latency Measurement Checks(AWS) x 1.00 USD = 15.00 USD (Latency Measurement Checks cost (AWS))</text:span></text:p>
              </text:list-item>
              <text:list-item>
                <text:p text:style-name="P4"><text:span text:style-name="T2"><text:s text:c="8"/></text:span><text:span text:style-name="T2">15 Latency Measurement Checks (non-AWS) x 2.00 USD = 30.00 USD (Latency Measurement Checks cost (non-AWS))</text:span></text:p>
              </text:list-item>
              <text:list-item>
                <text:p text:style-name="P4"><text:span text:style-name="T2"><text:s text:c="8"/></text:span><text:span text:style-name="T2">11.25 USD + 15.00 USD + 30.00 USD + 15.00 USD + 30.00 USD + 15.00 USD + 30.00 USD + 15.00 USD + 30.00 USD = 191.25 USD</text:span></text:p>
              </text:list-item>
              <text:list-item>
                <text:p text:style-name="P4"><text:span text:style-name="T2"><text:s text:c="4"/></text:span><text:span text:style-name="T2">Route53 DNS Failover Health Checks cost (monthly): </text:span><text:span text:style-name="T1">191.25 U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DNS Amazon Route 53 Elastic Networks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2 ENI x 0.125 USD x 730 hours in a month = 182.50 USD (Cost for ENI)</text:span></text:p>
              </text:list-header>
              <text:list-item>
                <text:p text:style-name="P4"><text:span text:style-name="T2"><text:s text:c="4"/></text:span><text:span text:style-name="T2">3 million queries x 1000000 multiplier for million = 3,000,000.00 billable DNS resolver queries</text:span></text:p>
              </text:list-item>
              <text:list-item>
                <text:p text:style-name="P4"><text:span text:style-name="T2"><text:s text:c="4"/></text:span><text:span text:style-name="T2">Tiered price for: 3000000.00</text:span></text:p>
              </text:list-item>
              <text:list-item>
                <text:p text:style-name="P4"><text:span text:style-name="T2"><text:s text:c="4"/></text:span><text:span text:style-name="T2">3000000 x 0.0000004000 USD = 1.20 USD</text:span></text:p>
              </text:list-item>
              <text:list-item>
                <text:p text:style-name="P4"><text:span text:style-name="T2"><text:s text:c="4"/></text:span><text:span text:style-name="T2">Total tier cost = 1.20 USD (Cost for DNS queries)</text:span></text:p>
              </text:list-item>
              <text:list-item>
                <text:p text:style-name="P4"><text:span text:style-name="T2"><text:s text:c="4"/></text:span><text:span text:style-name="T2">182.50 USD + 1.20 USD = 183.70 USD</text:span></text:p>
              </text:list-item>
              <text:list-item>
                <text:p text:style-name="P4"><text:span text:style-name="T2"><text:s text:c="4"/></text:span><text:span text:style-name="T2">Route53 Resolver cost (monthly): </text:span><text:span text:style-name="T1">183.70 US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DNS Amazon Route 53 Coste Total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Route53 Hosted Zone cost (monthly)</text:span></text:p>
                <text:p text:style-name="P4"><text:span text:style-name="T2"><text:s text:c="8"/></text:span><text:span text:style-name="T2">54.00 USD</text:span></text:p>
                <text:p text:style-name="P4"><text:span text:style-name="T2"><text:s text:c="4"/></text:span><text:span text:style-name="T2">Route53 DNS Failover Health Checks cost (monthly)</text:span></text:p>
                <text:p text:style-name="P4"><text:span text:style-name="T2"><text:s text:c="8"/></text:span><text:span text:style-name="T2">191.25 USD</text:span></text:p>
                <text:p text:style-name="P4"><text:span text:style-name="T2"><text:s text:c="4"/></text:span><text:span text:style-name="T2">Route53 Resolver cost (monthly)</text:span></text:p>
                <text:p text:style-name="P4"><text:span text:style-name="T2"><text:s text:c="8"/></text:span><text:span text:style-name="T2">183.70 USD</text:span></text:p>
                <text:p text:style-name="P4"><text:span text:style-name="T2"><text:s text:c="4"/></text:span><text:span text:style-name="T2">Total monthly cost:</text:span></text:p>
                <text:p text:style-name="P4"><text:span text:style-name="T2"><text:s text:c="8"/></text:span><text:span text:style-name="T1">428.95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ervidores Web CloudFront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Estimacion conocida de usuarios alrededor del mundo</text:span></text:p>
                <text:p text:style-name="P4"><text:span text:style-name="T2"><text:s text:c="4"/></text:span><text:span text:style-name="T2">United States 50%</text:span></text:p>
                <text:p text:style-name="P4"><text:span text:style-name="T2"><text:s text:c="4"/></text:span><text:span text:style-name="T2">Canada 5%</text:span></text:p>
                <text:p text:style-name="P4"><text:span text:style-name="T2"><text:s text:c="4"/></text:span><text:span text:style-name="T2">Europe &amp; Israel 15%</text:span></text:p>
                <text:p text:style-name="P4"><text:span text:style-name="T2"><text:s text:c="4"/></text:span><text:span text:style-name="T2">Hong Kong, Philippines, S. Korea, Singapore &amp; Taiwan 10%</text:span></text:p>
                <text:p text:style-name="P4"><text:span text:style-name="T2"><text:s text:c="4"/></text:span><text:span text:style-name="T2">South America 10%</text:span></text:p>
                <text:p text:style-name="P4"><text:span text:style-name="T2"><text:s text:c="4"/></text:span><text:span text:style-name="T2">South Africa 5%</text:span></text:p>
                <text:p text:style-name="P4"><text:span text:style-name="T2"><text:s text:c="4"/></text:span><text:span text:style-name="T2">Middle East 5%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ervidores Web CloudFront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Estimacion de accesos y peticiones</text:span></text:p>
                <text:p text:style-name="P4"><text:span text:style-name="T2"><text:s text:c="4"/></text:span><text:span text:style-name="T2">Data Transfer:</text:span></text:p>
                <text:p text:style-name="P4"><text:span text:style-name="T2"><text:s text:c="7"/></text:span><text:span text:style-name="T2">Data Transfer Out: 7 GB/Week</text:span></text:p>
                <text:p text:style-name="P4"><text:span text:style-name="T2"><text:s text:c="7"/></text:span><text:span text:style-name="T2">Data Transfer Out to Origin: 7 GB/Week</text:span></text:p>
                <text:p text:style-name="P4"><text:span text:style-name="T2"><text:s text:c="4"/></text:span><text:span text:style-name="T2">Requests:</text:span></text:p>
                <text:p text:style-name="P4"><text:span text:style-name="T2"><text:s text:c="7"/></text:span><text:span text:style-name="T2">Average Object Size: 20KB</text:span></text:p>
                <text:p text:style-name="P4"><text:span text:style-name="T2"><text:s text:c="4"/></text:span><text:span text:style-name="T2">Type of Requests:</text:span></text:p>
                <text:p text:style-name="P4"><text:span text:style-name="T2"><text:s text:c="6"/></text:span><text:span text:style-name="T2">HTTPS</text:span></text:p>
                <text:p text:style-name="P4"><text:span text:style-name="T2"><text:s text:c="12"/></text:span><text:span text:style-name="T2">Field Level Encryption for HTTPS Requests: 3000000 Requests</text:span></text:p>
                <text:p text:style-name="P4"><text:span text:style-name="T2"><text:s text:c="12"/></text:span><text:span text:style-name="T2">Invalidation Requests: 100000 Reques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CloudFront Estimacion Total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Amazon CloudFront Service: $507.03</text:span></text:p>
                <text:p text:style-name="P4"><text:span text:style-name="T2"><text:s text:c="8"/></text:span><text:span text:style-name="T2">Data Transfer Out: $2.91</text:span></text:p>
                <text:p text:style-name="P4"><text:span text:style-name="T2"><text:s text:c="8"/></text:span><text:span text:style-name="T2">Data Transfer Out to Origin:$1.22</text:span></text:p>
                <text:p text:style-name="P4"><text:span text:style-name="T2"><text:s text:c="8"/></text:span><text:span text:style-name="T2">Requests: $1.90</text:span></text:p>
                <text:p text:style-name="P4"><text:span text:style-name="T2"><text:s text:c="8"/></text:span><text:span text:style-name="T2">Field Level Encryptions for HTTPS Requests: $6.00</text:span></text:p>
                <text:p text:style-name="P4"><text:span text:style-name="T2"><text:s text:c="8"/></text:span><text:span text:style-name="T2">Invalidations: $495.00</text:span></text:p>
                <text:p text:style-name="P4"><text:span text:style-name="T2"/></text:p>
                <text:p text:style-name="P4"><text:span text:style-name="T2"><text:s text:c="4"/></text:span><text:span text:style-name="T2">AWS Support (Basic) $0.00</text:span></text:p>
                <text:p text:style-name="P4"><text:span text:style-name="T2"><text:s text:c="4"/></text:span><text:span text:style-name="T2">Free Tier Discount: $-4.81</text:span></text:p>
                <text:p text:style-name="P4"><text:span text:style-name="T2"><text:s text:c="4"/></text:span><text:span text:style-name="T2">Total Monthly Payment: </text:span><text:span text:style-name="T1">$502.2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ervidores Web CloudFront Estimacion Total 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<text:s text:c="4"/></text:span><text:span text:style-name="T2">Amazon CloudFront Service: $507.03</text:span></text:p>
                <text:p text:style-name="P4"><text:span text:style-name="T2"><text:s text:c="8"/></text:span><text:span text:style-name="T2">Data Transfer Out: $2.91</text:span></text:p>
                <text:p text:style-name="P4"><text:span text:style-name="T2"><text:s text:c="8"/></text:span><text:span text:style-name="T2">Data Transfer Out to Origin:$1.22</text:span></text:p>
                <text:p text:style-name="P4"><text:span text:style-name="T2"><text:s text:c="8"/></text:span><text:span text:style-name="T2">Requests: $1.90</text:span></text:p>
                <text:p text:style-name="P4"><text:span text:style-name="T2"><text:s text:c="8"/></text:span><text:span text:style-name="T2">Field Level Encryptions for HTTPS Requests: $6.00</text:span></text:p>
                <text:p text:style-name="P4"><text:span text:style-name="T2"><text:s text:c="8"/></text:span><text:span text:style-name="T2">Invalidations: $495.00</text:span></text:p>
                <text:p text:style-name="P4"><text:span text:style-name="T2"/></text:p>
                <text:p text:style-name="P4"><text:span text:style-name="T2"><text:s text:c="4"/></text:span><text:span text:style-name="T2">AWS Support (Basic) $0.00</text:span></text:p>
                <text:p text:style-name="P4"><text:span text:style-name="T2"><text:s text:c="4"/></text:span><text:span text:style-name="T2">Free Tier Discount: $-4.81</text:span></text:p>
                <text:p text:style-name="P4"><text:span text:style-name="T2"><text:s text:c="4"/></text:span><text:span text:style-name="T2">Total Monthly Payment: </text:span><text:span text:style-name="T1">$502.2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eneracion de informes Hadoop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- Generar informes básicos de ventas dos veces al día</text:span></text:p>
                <text:p text:style-name="P4"><text:span text:style-name="T2">- Generar un informe completo una vez al mes</text:span></text:p>
                <text:p text:style-name="P4"><text:span text:style-name="T2">- Escenario 1 = 1.000 usuarios</text:span></text:p>
                <text:p text:style-name="P4"><text:span text:style-name="T2">- Escenario 2 = 5.000 usuarios</text:span></text:p>
                <text:p text:style-name="P4"><text:span text:style-name="T2">- Envío de informes a servidores</text:span></text:p>
                <text:p text:style-name="P4"><text:span text:style-name="T2">- Guardado como copia de segurida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Generacion de informes Hadoop EMR</text:p>
          </draw:text-box>
        </draw:frame>
        <draw:frame presentation:style-name="pr5" draw:text-style-name="P4" draw:layer="layout" svg:width="25.199cm" svg:height="9.8cm" svg:x="1.4cm" svg:y="4.6cm" presentation:class="outline" presentation:placeholder="true" presentation:user-transformed="true">
          <draw:text-box/>
        </draw:frame>
        <draw:frame draw:style-name="standard" draw:layer="layout" svg:width="25.328cm" svg:height="9.998cm" svg:x="1.27cm" svg:y="4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Escenario</text:p>
              </table:table-cell>
              <table:table-cell>
                <text:p>Informe</text:p>
              </table:table-cell>
              <table:table-cell>
                <text:p>Tipo</text:p>
                <text:p>Instancia</text:p>
              </table:table-cell>
              <table:table-cell>
                <text:p>Uso</text:p>
                <text:p>horas/mes</text:p>
              </table:table-cell>
              <table:table-cell>
                <text:p>Numero</text:p>
                <text:p>Instancias</text:p>
              </table:table-cell>
              <table:table-cell>
                <text:p>USD hora</text:p>
              </table:table-cell>
              <table:table-cell>
                <text:p>Coste</text:p>
                <text:p>Estimado</text:p>
              </table:table-cell>
            </table:table-row>
            <table:table-row table:style-name="ro1" table:default-cell-style-name="gray2">
              <table:table-cell>
                <text:p>1.000 Usuarios</text:p>
              </table:table-cell>
              <table:table-cell>
                <text:p>Diario</text:p>
              </table:table-cell>
              <table:table-cell>
                <text:p>r4.large</text:p>
              </table:table-cell>
              <table:table-cell>
                <text:p>60</text:p>
              </table:table-cell>
              <table:table-cell>
                <text:p>1</text:p>
              </table:table-cell>
              <table:table-cell>
                <text:p>0.167</text:p>
              </table:table-cell>
              <table:table-cell table:style-name="ce1">
                <text:p text:style-name="P5"><text:span text:style-name="T1">10,02 $</text:span></text:p>
              </table:table-cell>
            </table:table-row>
            <table:table-row table:style-name="ro1" table:default-cell-style-name="gray1">
              <table:table-cell>
                <text:p>1.000 Usuarios</text:p>
              </table:table-cell>
              <table:table-cell>
                <text:p>Mensual</text:p>
              </table:table-cell>
              <table:table-cell>
                <text:p>r4.large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0.167</text:p>
              </table:table-cell>
              <table:table-cell table:style-name="ce1">
                <text:p text:style-name="P5"><text:span text:style-name="T1">0,67 $</text:span></text:p>
              </table:table-cell>
            </table:table-row>
            <table:table-row table:style-name="ro1" table:default-cell-style-name="gray2">
              <table:table-cell>
                <text:p>5.000</text:p>
                <text:p>Usuarios</text:p>
              </table:table-cell>
              <table:table-cell>
                <text:p>Diario</text:p>
              </table:table-cell>
              <table:table-cell>
                <text:p>r4.large</text:p>
              </table:table-cell>
              <table:table-cell>
                <text:p>120</text:p>
              </table:table-cell>
              <table:table-cell>
                <text:p>1</text:p>
              </table:table-cell>
              <table:table-cell>
                <text:p>0.167</text:p>
              </table:table-cell>
              <table:table-cell table:style-name="ce1">
                <text:p text:style-name="P5"><text:span text:style-name="T1">20,04 $</text:span></text:p>
              </table:table-cell>
            </table:table-row>
            <table:table-row table:style-name="ro2" table:default-cell-style-name="gray1">
              <table:table-cell>
                <text:p>5.000</text:p>
                <text:p>Usuarios</text:p>
              </table:table-cell>
              <table:table-cell>
                <text:p>Mensual</text:p>
              </table:table-cell>
              <table:table-cell>
                <text:p>r4.xlarge</text:p>
              </table:table-cell>
              <table:table-cell>
                <text:p>4</text:p>
              </table:table-cell>
              <table:table-cell>
                <text:p>2</text:p>
              </table:table-cell>
              <table:table-cell>
                <text:p>0.333</text:p>
              </table:table-cell>
              <table:table-cell table:style-name="ce1">
                <text:p text:style-name="P5"><text:span text:style-name="T1">1,33 $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0.926cm" presentation:class="title" presentation:user-transformed="true">
          <draw:text-box>
            <text:p>Guardado de informes Hadoop Amazon S3 Y Glacier</text:p>
          </draw:text-box>
        </draw:frame>
        <draw:frame presentation:style-name="pr5" draw:text-style-name="P4" draw:layer="layout" svg:width="25.199cm" svg:height="9.8cm" svg:x="1.4cm" svg:y="4.6cm" presentation:class="outline" presentation:placeholder="true" presentation:user-transformed="true">
          <draw:text-box/>
        </draw:frame>
        <draw:frame draw:style-name="standard" draw:layer="layout" svg:width="25.328cm" svg:height="9.998cm" svg:x="1.27cm" svg:y="4.3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Escenario</text:p>
              </table:table-cell>
              <table:table-cell>
                <text:p>Informe</text:p>
              </table:table-cell>
              <table:table-cell>
                <text:p>Espacio</text:p>
              </table:table-cell>
              <table:table-cell>
                <text:p>Coste por GB</text:p>
              </table:table-cell>
              <table:table-cell>
                <text:p>Coste estimado</text:p>
              </table:table-cell>
            </table:table-row>
            <table:table-row table:style-name="ro1" table:default-cell-style-name="gray2">
              <table:table-cell>
                <text:p>1.000 Usuarios</text:p>
              </table:table-cell>
              <table:table-cell>
                <text:p>Amazon S3</text:p>
              </table:table-cell>
              <table:table-cell>
                <text:p>0,26GB</text:p>
              </table:table-cell>
              <table:table-cell>
                <text:p>0,023 $</text:p>
              </table:table-cell>
              <table:table-cell table:style-name="ce1">
                <text:p text:style-name="P5"><text:span text:style-name="T1">0,006 $</text:span></text:p>
              </table:table-cell>
            </table:table-row>
            <table:table-row table:style-name="ro1" table:default-cell-style-name="gray1">
              <table:table-cell>
                <text:p>1.000 Usuarios</text:p>
              </table:table-cell>
              <table:table-cell>
                <text:p>S3 Glacier</text:p>
              </table:table-cell>
              <table:table-cell>
                <text:p>0,845GB</text:p>
              </table:table-cell>
              <table:table-cell>
                <text:p>0,01 $</text:p>
              </table:table-cell>
              <table:table-cell table:style-name="ce1">
                <text:p text:style-name="P5"><text:span text:style-name="T1">0,008 $</text:span></text:p>
              </table:table-cell>
            </table:table-row>
            <table:table-row table:style-name="ro1" table:default-cell-style-name="gray2">
              <table:table-cell>
                <text:p>5.000</text:p>
                <text:p>Usuarios</text:p>
              </table:table-cell>
              <table:table-cell>
                <text:p>Amazon S3</text:p>
              </table:table-cell>
              <table:table-cell>
                <text:p>0,56GB</text:p>
              </table:table-cell>
              <table:table-cell>
                <text:p>0,023 $</text:p>
              </table:table-cell>
              <table:table-cell table:style-name="ce1">
                <text:p text:style-name="P5"><text:span text:style-name="T1">0,013 $</text:span></text:p>
              </table:table-cell>
            </table:table-row>
            <table:table-row table:style-name="ro2" table:default-cell-style-name="gray1">
              <table:table-cell>
                <text:p>5.000</text:p>
                <text:p>Usuarios</text:p>
              </table:table-cell>
              <table:table-cell>
                <text:p>Glacier</text:p>
              </table:table-cell>
              <table:table-cell>
                <text:p>1,464GB</text:p>
              </table:table-cell>
              <table:table-cell>
                <text:p>0,01 $</text:p>
              </table:table-cell>
              <table:table-cell table:style-name="ce1">
                <text:p text:style-name="P5"><text:span text:style-name="T1">0,015 $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348cm" presentation:class="title" presentation:user-transformed="true">
          <draw:text-box>
            <text:p>Costes totales EMR</text:p>
          </draw:text-box>
        </draw:frame>
        <draw:frame presentation:style-name="pr5" draw:text-style-name="P4" draw:layer="layout" svg:width="25.199cm" svg:height="9.8cm" svg:x="1.4cm" svg:y="4.6cm" presentation:class="outline" presentation:placeholder="true" presentation:user-transformed="true">
          <draw:text-box/>
        </draw:frame>
        <draw:frame draw:style-name="standard" draw:layer="layout" svg:width="19.303cm" svg:height="10cm" svg:x="1.27cm" svg:y="4.399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3" table:default-cell-style-name="gray3">
              <table:table-cell>
                <text:p>Escenario</text:p>
              </table:table-cell>
              <table:table-cell>
                <text:p>Coste total mensual</text:p>
              </table:table-cell>
            </table:table-row>
            <table:table-row table:style-name="ro3">
              <table:table-cell table:style-name="gray2">
                <text:p>1.000 Usuarios</text:p>
              </table:table-cell>
              <table:table-cell table:style-name="ce1">
                <text:p text:style-name="P5"><text:span text:style-name="T1">10.71 $</text:span></text:p>
              </table:table-cell>
            </table:table-row>
            <table:table-row table:style-name="ro4">
              <table:table-cell table:style-name="gray1">
                <text:p>5.000 Usuarios</text:p>
              </table:table-cell>
              <table:table-cell table:style-name="ce1">
                <text:p text:style-name="P5"><text:span text:style-name="T1">21.53 $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istema de recomendaciones Personalize – Baja demanda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Número de Visitas 1000 visitas al día</text:span></text:p>
                <text:p text:style-name="P4"><text:span text:style-name="T2">Número de Clientes que no han realizado visitas este día, estimamos 200 clientes.</text:span></text:p>
                <text:p text:style-name="P4"><text:span text:style-name="T2">Mensualmente cargamos 252 Gb</text:span></text:p>
                <text:p text:style-name="P4"><text:span text:style-name="T2">Emplearemos una capacidad de inferencia de 10 TPS por 720 horas al mes para generar recomendaciones en tiempo real.</text:span></text:p>
                <text:p text:style-name="P4"><text:span text:style-name="T2"/></text:p>
                <text:p text:style-name="P4"><text:span text:style-name="T2"><text:s text:c="4"/></text:span><text:span text:style-name="T2">La factura del mes por el uso de Amazon Personalize incluirá lo siguiente:</text:span></text:p>
                <text:p text:style-name="P4"><text:span text:style-name="T2"><text:s text:c="8"/></text:span><text:span text:style-name="T2">Cargo por procesamiento y almacenamiento de datos = 252 GB x 0,05 USD por GB = 12,6 USD</text:span></text:p>
                <text:p text:style-name="P4"><text:span text:style-name="T2"><text:s text:c="8"/></text:span><text:span text:style-name="T2">Cargo por entrenamiento = 300 horas de entrenamiento x 0,24 USD por hora de entrenamiento = 72 USD</text:span></text:p>
                <text:p text:style-name="P4"><text:span text:style-name="T2"><text:s text:c="8"/></text:span><text:span text:style-name="T2">Cargo por inferencia (en tiempo real) = 10 x 720 x 0,20 USD/TPS-hora = 1440 USD</text:span></text:p>
                <text:p text:style-name="P4"><text:span text:style-name="T2"><text:s text:c="4"/></text:span><text:span text:style-name="T2">Estamos dentro de los 20 millones de recomendaciones al mes</text:span></text:p>
                <text:p text:style-name="P4"><text:span text:style-name="T2"><text:s text:c="8"/></text:span><text:span text:style-name="T2">Costo total = 12,6 USD + 72 USD + 1440 USD = </text:span><text:span text:style-name="T1">1524,6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Sistema de recomendaciones Personalize – Alta demanda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4"><text:span text:style-name="T2">Número de Visitas 5000 visitas al día</text:span></text:p>
                <text:p text:style-name="P4"><text:span text:style-name="T2">Número de Clientes que no han realizado visitas este día, estimamos </text:span><text:span text:style-name="T2">5000 clientes.</text:span></text:p>
                <text:p text:style-name="P4"><text:span text:style-name="T2">Mensualmente cargamos 1,2 TB</text:span></text:p>
                <text:p text:style-name="P4"><text:span text:style-name="T2"/></text:p>
                <text:p text:style-name="P4"><text:span text:style-name="T2"><text:s text:c="4"/></text:span><text:span text:style-name="T2">La factura del mes por el uso de Amazon Personalize incluirá lo </text:span><text:span text:style-name="T2">siguiente:</text:span></text:p>
                <text:p text:style-name="P4"><text:span text:style-name="T2"><text:s text:c="8"/></text:span><text:span text:style-name="T2">Cargo por procesamiento y almacenamiento de datos = 1155 GB x </text:span><text:span text:style-name="T2">0,05 USD por GB = 57,75 USD</text:span></text:p>
                <text:p text:style-name="P4"><text:span text:style-name="T2"><text:s text:c="8"/></text:span><text:span text:style-name="T2">Cargo por entrenamiento = 300 horas de entrenamiento x 0,24 USD </text:span><text:span text:style-name="T2">por hora de entrenamiento = 72 USD</text:span></text:p>
                <text:p text:style-name="P4"><text:span text:style-name="T2"><text:s text:c="8"/></text:span><text:span text:style-name="T2">Cargo por inferencia (en tiempo real) = 10 x 720 x 0,20 USD/TPS-</text:span><text:span text:style-name="T2">hora = 1440 USD</text:span></text:p>
                <text:p text:style-name="P4"><text:span text:style-name="T2"><text:s text:c="4"/></text:span><text:span text:style-name="T2">Estamos dentro de los 20 millones de recomendaciones al mes</text:span></text:p>
                <text:p text:style-name="P4"><text:span text:style-name="T2"><text:s text:c="8"/></text:span><text:span text:style-name="T2">Costo total = 57.75 USD + 72 USD + 1440 USD = </text:span><text:span text:style-name="T1">1569,75 US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8:31:49.357098312</meta:creation-date>
    <meta:editing-duration>PT48M9S</meta:editing-duration>
    <meta:editing-cycles>26</meta:editing-cycles>
    <meta:generator>LibreOffice/6.0.7.3$Linux_X86_64 LibreOffice_project/00m0$Build-3</meta:generator>
    <dc:title>Classy Red</dc:title>
    <dc:date>2020-07-19T19:20:10.343988277</dc:date>
    <meta:document-statistic meta:object-count="128"/>
  </office:meta>
</office:document-meta>
</file>